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BranchName</text:p>
          </table:table-cell>
          <table:table-cell office:value-type="string">
            <text:p>DueDate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The Lost Tribe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You Can't Touch This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How to Avoid People and Lose Friends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ICU812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ICUP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at's What She Said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Oh No You Didn't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Winning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Stop Drop And Roll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ecause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Another Book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Barney Finally Dies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table:number-columns-repeated="2"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Steve Holt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O'Doyle Rules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Big Gulps Huh?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If You Know What I Mean?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Sharpstown</text:p>
          </table:table-cell>
          <table:table-cell office:value-type="string">
            <text:p>2016-12-08</text:p>
          </table:table-cell>
          <table:table-cell office:value-type="string">
            <text:p>More Cow Bell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Central</text:p>
          </table:table-cell>
          <table:table-cell office:value-type="string">
            <text:p>2016-12-08</text:p>
          </table:table-cell>
          <table:table-cell office:value-type="string">
            <text:p>The Fish or the Box?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West Side</text:p>
          </table:table-cell>
          <table:table-cell office:value-type="string">
            <text:p>2016-12-08</text:p>
          </table:table-cell>
          <table:table-cell office:value-type="string">
            <text:p>Ear Muffs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Tobias Funke</text:p>
          </table:table-cell>
          <table:table-cell office:value-type="string">
            <text:p>222 Nevernud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Steve Holt</text:p>
          </table:table-cell>
          <table:table-cell office:value-type="string">
            <text:p>233 Banana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John Smith</text:p>
          </table:table-cell>
          <table:table-cell office:value-type="string">
            <text:p>454 ApplePen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Jacob Latter</text:p>
          </table:table-cell>
          <table:table-cell office:value-type="string">
            <text:p>66 Never Ou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Chris Topher</text:p>
          </table:table-cell>
          <table:table-cell office:value-type="string">
            <text:p>255 Blin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Lady Googoo</text:p>
          </table:table-cell>
          <table:table-cell office:value-type="string">
            <text:p>522 Singit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Ineeda Man</text:p>
          </table:table-cell>
          <table:table-cell office:value-type="string">
            <text:p>262 Hereishop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Stan Dard</text:p>
          </table:table-cell>
          <table:table-cell office:value-type="string">
            <text:p>298 Gold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E. Clips</text:p>
          </table:table-cell>
          <table:table-cell office:value-type="string">
            <text:p>227 Sparkle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Dash Dodge</text:p>
          </table:table-cell>
          <table:table-cell office:value-type="string">
            <text:p>246 Cantcatchthis St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Duke Blue</text:p>
          </table:table-cell>
          <table:table-cell office:value-type="string">
            <text:p>777 Devilz Drive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Summ Ting</text:p>
          </table:table-cell>
          <table:table-cell office:value-type="string">
            <text:p>1249 Rong Way</text:p>
          </table:table-cell>
        </table:table-row>
        <table:table-row table:style-name="ro1">
          <table:table-cell office:value-type="string">
            <text:p>North Side</text:p>
          </table:table-cell>
          <table:table-cell office:value-type="string">
            <text:p>2016-12-08</text:p>
          </table:table-cell>
          <table:table-cell office:value-type="string">
            <text:p>This One Time at Band Camp</text:p>
          </table:table-cell>
          <table:table-cell office:value-type="string">
            <text:p>Maebe Funke</text:p>
          </table:table-cell>
          <table:table-cell office:value-type="string">
            <text:p>222 Nevernude Wa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J1:Sheet1.J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3/28/2017</text:date>, <text:time>12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cky Blue</meta:initial-creator>
    <meta:creation-date>2017-03-23T17:03:11.54</meta:creation-date>
    <dc:date>2017-03-28T12:39:50.67</dc:date>
    <dc:creator>Becky Blue</dc:creator>
    <meta:editing-duration>P4DT19H21M28S</meta:editing-duration>
    <meta:editing-cycles>1</meta:editing-cycles>
    <meta:document-statistic meta:table-count="3" meta:cell-count="1305" meta:object-count="0"/>
    <meta:generator>OpenOffice/4.1.3$Win32 OpenOffice.org_project/413m1$Build-9783</meta:generator>
  </office:meta>
</office:document-meta>
</file>